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E0000014115259EDB326FAE62.png" manifest:media-type="image/png"/>
  <manifest:file-entry manifest:full-path="Pictures/10000201000003EC0000022F6E2CEB5B15092F39.png" manifest:media-type="image/png"/>
  <manifest:file-entry manifest:full-path="Pictures/10000201000003FC0000021B9EBB851C6349FDC8.png" manifest:media-type="image/png"/>
  <manifest:file-entry manifest:full-path="Pictures/10000201000004200000021A46ACC5BD84424C6F.png" manifest:media-type="image/png"/>
  <manifest:file-entry manifest:full-path="Pictures/10000201000003FD0000021A39D147EF7D438DE3.png" manifest:media-type="image/png"/>
  <manifest:file-entry manifest:full-path="Pictures/10000201000003D600000228667EAA14C13A6242.png" manifest:media-type="image/png"/>
  <manifest:file-entry manifest:full-path="Pictures/1000020100000401000002309B15CF358583C7F9.png" manifest:media-type="image/png"/>
  <manifest:file-entry manifest:full-path="Pictures/10000201000003C100000211CD92E06C1FB93C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8.983cm" draw:z-index="0"><draw:image xlink:href="Pictures/10000201000003FC0000021B9EBB851C6349FDC8.png" xlink:type="simple" xlink:show="embed" xlink:actuate="onLoad" loext:mime-type="image/png"/></draw:frame></text:p>
      <text:p text:style-name="Standard"><draw:frame draw:style-name="fr2" draw:name="Image3" text:anchor-type="paragraph" svg:x="0cm" svg:y="2.858cm" svg:width="17cm" svg:height="9.465cm" draw:z-index="1"><draw:image xlink:href="Pictures/10000201000003EC0000022F6E2CEB5B15092F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8.957cm" draw:z-index="2"><draw:image xlink:href="Pictures/10000201000003FD0000021A39D147EF7D438DE3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17cm" svg:height="9.287cm" draw:z-index="3"><draw:image xlink:href="Pictures/1000020100000401000002309B15CF358583C7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paragraph" svg:width="17cm" svg:height="9.357cm" draw:z-index="4"><draw:image xlink:href="Pictures/10000201000003C100000211CD92E06C1FB93C2C.png" xlink:type="simple" xlink:show="embed" xlink:actuate="onLoad" loext:mime-type="image/png"/></draw:frame></text:p>
      <text:p text:style-name="Standard"><draw:frame draw:style-name="fr1" draw:name="Image6" text:anchor-type="paragraph" svg:width="17cm" svg:height="9.555cm" draw:z-index="5"><draw:image xlink:href="Pictures/10000201000003D600000228667EAA14C13A6242.png" xlink:type="simple" xlink:show="embed" xlink:actuate="onLoad" loext:mime-type="image/png"/></draw:frame></text:p>
      <text:p text:style-name="Standard"/>
      <text:p text:style-name="Standard"><draw:frame draw:style-name="fr3" draw:name="Image7" text:anchor-type="paragraph" svg:width="17cm" svg:height="8.661cm" draw:z-index="6"><draw:image xlink:href="Pictures/10000201000004200000021A46ACC5BD84424C6F.png" xlink:type="simple" xlink:show="embed" xlink:actuate="onLoad" loext:mime-type="image/png"/></draw:frame><text:soft-page-break/></text:p>
      <text:p text:style-name="Standard"/>
      <text:p text:style-name="Standard"><draw:frame draw:style-name="fr1" draw:name="Image8" text:anchor-type="paragraph" svg:width="17cm" svg:height="4.881cm" draw:z-index="7"><draw:image xlink:href="Pictures/100002010000045E0000014115259EDB326FAE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04:19.234604679</meta:creation-date>
    <dc:date>2020-04-15T19:08:02.449661794</dc:date>
    <meta:editing-duration>PT3M44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